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1c4" officeooo:paragraph-rsid="000e71c4"/>
    </style:style>
    <style:style style:name="P2" style:family="paragraph" style:parent-style-name="Standard">
      <style:text-properties officeooo:rsid="0012d484" officeooo:paragraph-rsid="0012d484"/>
    </style:style>
    <style:style style:name="P3" style:family="paragraph" style:parent-style-name="Standard">
      <style:text-properties officeooo:rsid="0014b5df" officeooo:paragraph-rsid="0014b5df"/>
    </style:style>
    <style:style style:name="P4" style:family="paragraph" style:parent-style-name="Standard">
      <style:text-properties officeooo:rsid="0014fde7" officeooo:paragraph-rsid="0014fde7"/>
    </style:style>
    <style:style style:name="P5" style:family="paragraph" style:parent-style-name="Standard">
      <style:text-properties officeooo:rsid="0015b98d" officeooo:paragraph-rsid="0015b98d"/>
    </style:style>
    <style:style style:name="P6" style:family="paragraph" style:parent-style-name="Standard">
      <style:text-properties officeooo:rsid="0015b98d" officeooo:paragraph-rsid="0015b98d"/>
    </style:style>
    <style:style style:name="P7" style:family="paragraph" style:parent-style-name="Standard">
      <style:text-properties officeooo:rsid="0018ace6" officeooo:paragraph-rsid="0018ace6"/>
    </style:style>
    <style:style style:name="P8" style:family="paragraph" style:parent-style-name="Standard">
      <style:text-properties officeooo:rsid="0018ace6" officeooo:paragraph-rsid="001ac31d"/>
    </style:style>
    <style:style style:name="P9" style:family="paragraph" style:parent-style-name="Standard">
      <style:text-properties officeooo:rsid="001a0095" officeooo:paragraph-rsid="001a0095"/>
    </style:style>
    <style:style style:name="P10" style:family="paragraph" style:parent-style-name="Standard">
      <style:text-properties officeooo:rsid="001da9cf" officeooo:paragraph-rsid="001da9cf"/>
    </style:style>
    <style:style style:name="P11" style:family="paragraph" style:parent-style-name="Standard">
      <style:text-properties officeooo:rsid="001f7c78" officeooo:paragraph-rsid="001f7c78"/>
    </style:style>
    <style:style style:name="P12" style:family="paragraph" style:parent-style-name="Standard">
      <style:text-properties officeooo:rsid="0029b515" officeooo:paragraph-rsid="0029b515"/>
    </style:style>
    <style:style style:name="P13" style:family="paragraph" style:parent-style-name="Standard">
      <style:text-properties officeooo:rsid="002a47ba" officeooo:paragraph-rsid="002a47ba"/>
    </style:style>
    <style:style style:name="P14" style:family="paragraph" style:parent-style-name="Standard">
      <style:text-properties officeooo:rsid="002a6533" officeooo:paragraph-rsid="002a6533"/>
    </style:style>
    <style:style style:name="P15" style:family="paragraph" style:parent-style-name="Standard">
      <style:text-properties officeooo:rsid="002bc122" officeooo:paragraph-rsid="002bc122"/>
    </style:style>
    <style:style style:name="P16" style:family="paragraph" style:parent-style-name="Standard">
      <style:text-properties officeooo:rsid="002c4476" officeooo:paragraph-rsid="002c4476"/>
    </style:style>
    <style:style style:name="P17" style:family="paragraph" style:parent-style-name="Standard">
      <style:text-properties officeooo:rsid="002cd075" officeooo:paragraph-rsid="002cd075"/>
    </style:style>
    <style:style style:name="T1" style:family="text">
      <style:text-properties officeooo:rsid="0012d484"/>
    </style:style>
    <style:style style:name="T2" style:family="text">
      <style:text-properties officeooo:rsid="0014b5df"/>
    </style:style>
    <style:style style:name="T3" style:family="text">
      <style:text-properties officeooo:rsid="001a0095"/>
    </style:style>
    <style:style style:name="T4" style:family="text">
      <style:text-properties officeooo:rsid="001b6557"/>
    </style:style>
    <style:style style:name="T5" style:family="text">
      <style:text-properties officeooo:rsid="001c9460"/>
    </style:style>
    <style:style style:name="T6" style:family="text">
      <style:text-properties officeooo:rsid="001f7c78"/>
    </style:style>
    <style:style style:name="T7" style:family="text">
      <style:text-properties officeooo:rsid="00218583"/>
    </style:style>
    <style:style style:name="T8" style:family="text">
      <style:text-properties officeooo:rsid="002843c4"/>
    </style:style>
    <style:style style:name="T9" style:family="text">
      <style:text-properties officeooo:rsid="002a47ba"/>
    </style:style>
    <style:style style:name="T10" style:family="text">
      <style:text-properties officeooo:rsid="002b35c6"/>
    </style:style>
    <style:style style:name="T11" style:family="text">
      <style:text-properties officeooo:rsid="002c447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сновные свойства разрабатываемого ПО <text:span text:style-name="T1">по обучению распознавания объектов</text:span></text:p>
      <text:p text:style-name="P1"/>
      <text:p text:style-name="P2">Вход:</text:p>
      <text:p text:style-name="P2">1. Папка с изображениями</text:p>
      <text:p text:style-name="P2">2. <text:span text:style-name="T2">XML-файлы с детекированными объектами</text:span></text:p>
      <text:p text:style-name="P3">3. Список детектируемых объектов</text:p>
      <text:p text:style-name="P3"/>
      <text:p text:style-name="P4">Выход:</text:p>
      <text:p text:style-name="P4">Нейросеть, обученная под распознание объектов.</text:p>
      <text:p text:style-name="P4"/>
      <text:p text:style-name="P5">Хранение: База данных</text:p>
      <text:p text:style-name="P5">1. Таблица «Список детектируемых объектов»</text:p>
      <text:p text:style-name="P5">2. Таблица «Объект списка»</text:p>
      <text:p text:style-name="P5">3. Таблица «Набор картинок» задается путем к папке и маской для картинок</text:p>
      <text:p text:style-name="P5">4. Таблица «Объекты на картинке» задается путем указания объекта</text:p>
      <text:p text:style-name="P5"/>
      <text:p text:style-name="P5"/>
      <text:p text:style-name="P7">Базовые понятия:</text:p>
      <text:p text:style-name="P7">1. Папка с изображениями — папка, в которой есть набор <text:span text:style-name="T3">исходных</text:span> изображений. <text:span text:style-name="T7">С этой сущностью программа не работает напрямую.</text:span></text:p>
      <text:p text:style-name="P8">2. В папке с изображениями <text:span text:style-name="T7">должна быть</text:span> подпапк<text:span text:style-name="T4">а «annotations»</text:span> с <text:span text:style-name="T3">xml-файлами с </text:span>де<text:span text:style-name="T4">т</text:span>е<text:span text:style-name="T4">к</text:span>тированными объектами на изображениях.</text:p>
      <text:p text:style-name="P9">3. <text:span text:style-name="T5">Обучающая выборка — ее можно будет собрать, указав несколько папок и файлов в них, если понадобится. То есть она состоит из папок и файлов с картинками и аннотациями. Если добавлена папка, то она добавлена целиком. Исходно мы не будем наращивать число исследуемых объектов, оно должно задаваться изначально. Можно сделать так, чтобы его можно было менять только при сбросе обучения.</text:span></text:p>
      <text:p text:style-name="P10">4. Обучающая выборка представляет собой несколько файлов, возможно увязанных в zip-архив. <text:span text:style-name="T6">Файл имеет расширение .neu (neuro web)</text:span>:</text:p>
      <text:p text:style-name="P10"><text:s text:c="2"/>- xml-файл служебной информации, где описано — какие папки и файлы участвуют в обучении, также информация по настройкам обучения и параметрам сети</text:p>
      <text:p text:style-name="P10"><text:s text:c="2"/>- файлы нейросети</text:p>
      <text:p text:style-name="P11">Помимо самого обучения на обучающей выборке можно проводить распознание объектов. <text:span text:style-name="T8">Изначально — распознание только картинок</text:span></text:p>
      <text:p text:style-name="P11"/>
      <text:p text:style-name="P12">Интерфейс <text:span text:style-name="T9">включает функции:</text:span></text:p>
      <text:p text:style-name="P13">1. Создание обучающей выборки, загрузка и сохранение обучающей выборки</text:p>
      <text:p text:style-name="P14">2. <text:span text:style-name="T10">Просмотр, добавление и удаление файлов и папок изображений с аннотациями в обучающей выборке, детектирование отсутствия файла аннотации для изображений</text:span></text:p>
      <text:p text:style-name="P16">3. Настройка списка объектов</text:p>
      <text:p text:style-name="P15"><text:span text:style-name="T11">4</text:span>. Настройка параметров обучения для выборки, изменение параметров обучения</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08:33:39.443164574</meta:creation-date>
    <meta:generator>LibreOffice/6.0.7.3$Linux_X86_64 LibreOffice_project/00m0$Build-3</meta:generator>
    <dc:date>2020-01-22T15:20:56.693746553</dc:date>
    <meta:editing-duration>PT3H47M53S</meta:editing-duration>
    <meta:editing-cycles>26</meta:editing-cycles>
    <meta:document-statistic meta:table-count="0" meta:image-count="0" meta:object-count="0" meta:page-count="1" meta:paragraph-count="25" meta:word-count="256" meta:character-count="1869" meta:non-whitespace-character-count="1630"/>
  </office:meta>
</office:document-meta>
</file>